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aaaaaaaaaaasssssssssssssssdddddddddddddddffffffffffffffffffffaaaaaaa</text:p>
      <text:p text:style-name="Standard"/>
      <text:p text:style-name="Standard">aaaaaaaaasssskkkkkkkkkkkrrrrrrrrrrjjjjjjjjjjjjjjjjtttttttttttt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</meta:editing-duration>
    <meta:editing-cycles>3</meta:editing-cycles>
    <meta:generator>OpenOffice.org/3.4.1$Win32 OpenOffice.org_project/341m1$Build-9593</meta:generator>
    <dc:date>2014-03-10T00:13:08.02</dc:date>
    <meta:document-statistic meta:table-count="0" meta:image-count="0" meta:object-count="0" meta:page-count="1" meta:paragraph-count="2" meta:word-count="2" meta:character-count="133"/>
    <meta:user-defined meta:name="Info 1"/>
    <meta:user-defined meta:name="Info 2"/>
    <meta:user-defined meta:name="Info 3"/>
    <meta:user-defined meta:name="Info 4"/>
  </office:meta>
</office:document-meta>
</file>